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1" style:family="table" style:master-page-name="HTML">
      <style:table-properties style:width="16.201cm" style:rel-width="90%" style:page-number="auto" table:align="center"/>
    </style:style>
    <style:style style:name="Tabel1.A" style:family="table-column">
      <style:table-column-properties style:column-width="0.423cm" style:rel-column-width="240*"/>
    </style:style>
    <style:style style:name="Tabel1.B" style:family="table-column">
      <style:table-column-properties style:column-width="8.223cm" style:rel-column-width="4662*"/>
    </style:style>
    <style:style style:name="Tabel1.C" style:family="table-column">
      <style:table-column-properties style:column-width="3.591cm" style:rel-column-width="2036*"/>
    </style:style>
    <style:style style:name="Tabel1.E" style:family="table-column">
      <style:table-column-properties style:column-width="0.372cm" style:rel-column-width="211*"/>
    </style:style>
    <style:style style:name="Tabel1.A1" style:family="table-cell">
      <style:table-cell-properties style:vertical-align="middle" fo:padding="0.132cm" fo:border="none"/>
    </style:style>
    <style:style style:name="Tabel1.B1" style:family="table-cell">
      <style:table-cell-properties style:vertical-align="middle" fo:background-color="#dddddd" fo:padding="0.132cm" fo:border="none">
        <style:background-image/>
      </style:table-cell-properties>
    </style:style>
    <style:style style:name="Tabel1.B2" style:family="table-cell">
      <style:table-cell-properties style:vertical-align="middle" fo:background-color="#eeeeee" fo:padding="0.132cm" fo:border="none">
        <style:background-image/>
      </style:table-cell-properties>
    </style:style>
    <style:style style:name="Tabel1.C2" style:family="table-cell">
      <style:table-cell-properties fo:background-color="#eeeeee" fo:padding="0.132cm" fo:border="none">
        <style:background-image/>
      </style:table-cell-properties>
    </style:style>
    <style:style style:name="Tabel1.A4" style:family="table-cell">
      <style:table-cell-properties style:vertical-align="middle" fo:background-color="#ddffdd" fo:padding="0.132cm" fo:border="none">
        <style:background-image/>
      </style:table-cell-properties>
    </style:style>
    <style:style style:name="Tabel2" style:family="table">
      <style:table-properties style:width="14.009cm" style:rel-width="90%" table:align="center"/>
    </style:style>
    <style:style style:name="Tabel2.A" style:family="table-column">
      <style:table-column-properties style:column-width="0.205cm" style:rel-column-width="861*"/>
    </style:style>
    <style:style style:name="Tabel2.B" style:family="table-column">
      <style:table-column-properties style:column-width="13.6cm" style:rel-column-width="57253*"/>
    </style:style>
    <style:style style:name="Tabel2.C" style:family="table-column">
      <style:table-column-properties style:column-width="0.205cm" style:rel-column-width="863*"/>
    </style:style>
    <style:style style:name="Tabel2.A1" style:family="table-cell">
      <style:table-cell-properties style:vertical-align="middle" fo:padding="0.049cm" fo:border="none"/>
    </style:style>
    <style:style style:name="Tabel2.A2" style:family="table-cell">
      <style:table-cell-properties style:vertical-align="middle" fo:background-color="#dddddd" fo:padding="0.049cm" fo:border="none">
        <style:background-image/>
      </style:table-cell-properties>
    </style:style>
    <style:style style:name="Tabel2" style:family="table">
      <style:table-properties style:width="14.009cm" style:rel-width="90%" table:align="center"/>
    </style:style>
    <style:style style:name="Tabel2.A" style:family="table-column">
      <style:table-column-properties style:column-width="0.205cm" style:rel-column-width="861*"/>
    </style:style>
    <style:style style:name="Tabel2.B" style:family="table-column">
      <style:table-column-properties style:column-width="13.6cm" style:rel-column-width="57253*"/>
    </style:style>
    <style:style style:name="Tabel2.C" style:family="table-column">
      <style:table-column-properties style:column-width="0.205cm" style:rel-column-width="863*"/>
    </style:style>
    <style:style style:name="Tabel2.A1" style:family="table-cell">
      <style:table-cell-properties style:vertical-align="middle" fo:padding="0.049cm" fo:border="none"/>
    </style:style>
    <style:style style:name="Tabel2.A2" style:family="table-cell">
      <style:table-cell-properties style:vertical-align="middle" fo:background-color="#dddddd" fo:padding="0.049cm" fo:border="none">
        <style:background-image/>
      </style:table-cell-properties>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list-style-name="L1"/>
    <style:style style:name="P6" style:family="paragraph" style:parent-style-name="Table_20_Contents" style:list-style-name="L1">
      <style:paragraph-properties fo:margin-top="0cm" fo:margin-bottom="0.499cm" style:contextual-spacing="false"/>
    </style:style>
    <style:style style:name="P7" style:family="paragraph" style:parent-style-name="Table_20_Contents" style:list-style-name="L2"/>
    <style:style style:name="P8" style:family="paragraph" style:parent-style-name="Table_20_Contents" style:list-style-name="L2">
      <style:text-properties fo:font-style="italic"/>
    </style:style>
    <style:style style:name="P9" style:family="paragraph" style:parent-style-name="Table_20_Contents" style:list-style-name="L2">
      <style:paragraph-properties fo:margin-top="0cm" fo:margin-bottom="0.499cm" style:contextual-spacing="false"/>
      <style:text-properties fo:font-style="italic"/>
    </style:style>
    <style:style style:name="P10" style:family="paragraph" style:parent-style-name="Table_20_Contents" style:list-style-name="L3"/>
    <style:style style:name="P11" style:family="paragraph" style:parent-style-name="Table_20_Contents" style:list-style-name="L3">
      <style:paragraph-properties fo:margin-top="0cm" fo:margin-bottom="0.499cm" style:contextual-spacing="false"/>
    </style:style>
    <style:style style:name="P12" style:family="paragraph" style:parent-style-name="Table_20_Contents" style:list-style-name="L4"/>
    <style:style style:name="P13" style:family="paragraph" style:parent-style-name="Table_20_Contents" style:list-style-name="L4">
      <style:paragraph-properties fo:margin-top="0cm" fo:margin-bottom="0.499cm" style:contextual-spacing="false"/>
    </style:style>
    <style:style style:name="P14" style:family="paragraph" style:parent-style-name="Table_20_Contents" style:list-style-name="L5"/>
    <style:style style:name="P15" style:family="paragraph" style:parent-style-name="Table_20_Contents" style:list-style-name="L5">
      <style:paragraph-properties fo:margin-top="0cm" fo:margin-bottom="0.499cm" style:contextual-spacing="false"/>
    </style:style>
    <style:style style:name="P16" style:family="paragraph" style:parent-style-name="Table_20_Contents" style:list-style-name="L6"/>
    <style:style style:name="P17" style:family="paragraph" style:parent-style-name="Table_20_Contents" style:list-style-name="L6">
      <style:paragraph-properties fo:margin-top="0cm" fo:margin-bottom="0.499cm" style:contextual-spacing="false"/>
    </style:style>
    <style:style style:name="P18" style:family="paragraph" style:parent-style-name="Table_20_Contents" style:list-style-name="L7"/>
    <style:style style:name="P19" style:family="paragraph" style:parent-style-name="Table_20_Contents" style:list-style-name="L7">
      <style:paragraph-properties fo:margin-top="0cm" fo:margin-bottom="0.499cm" style:contextual-spacing="false"/>
    </style:style>
    <style:style style:name="T1" style:family="text">
      <style:text-properties fo:font-size="24pt"/>
    </style:style>
    <style:style style:name="T2" style:family="text">
      <style:text-properties fo:font-style="italic"/>
    </style:style>
    <style:style style:name="T3" style:family="text">
      <style:text-properties fo:font-style="italic" fo:font-weight="bold"/>
    </style:style>
    <style:style style:name="T4" style:family="text">
      <style:text-properties fo:font-weight="bold"/>
    </style:style>
    <style:style style:name="T5" style:family="text">
      <style:text-properties fo:font-size="10pt"/>
    </style:style>
    <style:style style:name="T6" style:family="text">
      <style:text-properties style:text-underline-style="solid" style:text-underline-width="auto" style:text-underline-color="font-color"/>
    </style:style>
    <style:style style:name="T7"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1" table:style-name="Tabel1">
        <table:table-column table:style-name="Tabel1.A"/>
        <table:table-column table:style-name="Tabel1.B"/>
        <table:table-column table:style-name="Tabel1.C" table:number-columns-repeated="2"/>
        <table:table-column table:style-name="Tabel1.E"/>
        <table:table-row>
          <table:table-cell table:style-name="Tabel1.A1" office:value-type="string">
            <text:p text:style-name="P1"/>
          </table:table-cell>
          <table:table-cell table:style-name="Tabel1.B1" table:number-columns-spanned="3" office:value-type="string">
            <text:p text:style-name="P3"><text:span text:style-name="T1">ir. Bert Raeymaekers</text:span><text:line-break/>Family / Budgerigar / Pythonista / Volleyball / Tim</text:p>
          </table:table-cell>
          <table:covered-table-cell/>
          <table:covered-table-cell/>
          <table:table-cell table:style-name="Tabel1.A1" office:value-type="string">
            <text:p text:style-name="P1"/>
          </table:table-cell>
        </table:table-row>
        <table:table-row>
          <table:table-cell table:style-name="Tabel1.A1" office:value-type="string">
            <text:p text:style-name="P1"/>
          </table:table-cell>
          <table:table-cell table:style-name="Tabel1.B2" office:value-type="string">
            <text:p text:style-name="Sender">Erps-Kwerps<text:line-break/>firstname DOT lastname AT schilduil DOT org</text:p>
          </table:table-cell>
          <table:table-cell table:style-name="Tabel1.C2" office:value-type="string">
            <text:p text:style-name="Table_20_Contents">° 7 July 1974 in Antwerp, Belgium<text:line-break/>Nationality: Belgian</text:p>
          </table:table-cell>
          <table:table-cell table:style-name="Tabel1.B2" office:value-type="string">
            <text:p text:style-name="P2"><text:a xlink:type="simple" xlink:href="https://www.linkedin.com/in/bertraeymaekers/" text:style-name="Internet_20_link" text:visited-style-name="Visited_20_Internet_20_Link">LinkedId</text:a> <text:a xlink:type="simple" xlink:href="https://stackoverflow.com/users/story/5823298" text:style-name="Internet_20_link" text:visited-style-name="Visited_20_Internet_20_Link">Stackoverflow</text:a> <text:line-break/><text:a xlink:type="simple" xlink:href="https://twitter.com/schilduil" text:style-name="Internet_20_link" text:visited-style-name="Visited_20_Internet_20_Link">Twitter</text:a> <text:a xlink:type="simple" xlink:href="https://github.com/BertRaeymaekers" text:style-name="Internet_20_link" text:visited-style-name="Visited_20_Internet_20_Link">GitHub</text:a> </text:p>
          </table:table-cell>
          <table:table-cell table:style-name="Tabel1.A1" office:value-type="string">
            <text:p text:style-name="P1"/>
          </table: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4" table:number-columns-spanned="5" office:value-type="string">
            <text:p text:style-name="P4">That look interesting, let me jump into it.</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B1" office:value-type="string">
            <text:p text:style-name="P3">Job experience</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B2" office:value-type="string">
            <text:p text:style-name="Table_20_Contents"> </text:p>
          </table:table-cell>
          <table:table-cell table:style-name="Tabel1.B1" office:value-type="string">
            <text:p text:style-name="Table_20_Contents"> </text:p>
          </table:table-cell>
          <table:table-cell table:style-name="Tabel1.B2" table:number-columns-spanned="3" office:value-type="string">
            <text:p text:style-name="Table_20_Contents"> </text:p>
          </table:table-cell>
          <table:covered-table-cell/>
          <table:covered-table-cell/>
        </table:table-row>
        <table:table-row>
          <table:table-cell table:style-name="Tabel1.B2" table:number-columns-spanned="4" office:value-type="string">
            <text:list text:style-name="L1">
              <text:list-item>
                <text:p text:style-name="P5"><text:span text:style-name="T3">DEC 2020 - MAR 2024</text:span><text:span text:style-name="T4"> Data Engineer - Evonik Porphyrio</text:span><text:line-break/>Responsibilities:</text:p>
                <text:list>
                  <text:list-item>
                    <text:p text:style-name="P5">Support, improve and extend the data pipeline for poultry data. </text:p>
                  </text:list-item>
                  <text:list-item>
                    <text:p text:style-name="P5">Optimize the CI/CD pipeline. </text:p>
                  </text:list-item>
                  <text:list-item>
                    <text:p text:style-name="P5">Develop a report generating tool. </text:p>
                  </text:list-item>
                  <text:list-item>
                    <text:p text:style-name="P5">Design and implement a new data platform. </text:p>
                  </text:list-item>
                </text:list>
              </text:list-item>
              <text:list-item>
                <text:p text:style-name="P5"><text:span text:style-name="T3">SEP 2012 - DEC 2020</text:span><text:span text:style-name="T4"> Application Engineer - BNP Paribas Asset Management</text:span><text:line-break/>Responsibilities/Projects:</text:p>
                <text:list>
                  <text:list-item>
                    <text:p text:style-name="P5">Automate installation, configuration and management of different applications with Ansible/Python/TFS GIT/Artifactory/Xymon/Nagios: </text:p>
                  </text:list-item>
                  <text:list-item>
                    <text:p text:style-name="P5">Ansible Tower: setup design, configuration and management </text:p>
                  </text:list-item>
                  <text:list-item>
                    <text:p text:style-name="P5">Datahub project (devops) - infrastuctuur team (MapR, ScaledRisk/Hbase/Hadoop, ...) and Python ETL pipeline: installation, configuration and documention </text:p>
                  </text:list-item>
                  <text:list-item>
                    <text:p text:style-name="P5">Kafka management and integration with ELK </text:p>
                  </text:list-item>
                  <text:list-item>
                    <text:p text:style-name="P5">ELK (Elasticsearch/Logstash/Kibana/Filebeat): installation, configuration and management </text:p>
                  </text:list-item>
                  <text:list-item>
                    <text:p text:style-name="P5">Wordpress project (devops): installation, configuration and management </text:p>
                  </text:list-item>
                  <text:list-item>
                    <text:p text:style-name="P5">Several user applications applicaties (Windows/Solaris/Linux): installing, upgrading, documenting, monitor, disaster recovery, provisioning, resource management, ... </text:p>
                  </text:list-item>
                  <text:list-item>
                    <text:p text:style-name="P5">Subversion server: installation, configuration and management </text:p>
                  </text:list-item>
                  <text:list-item>
                    <text:p text:style-name="P5">Citrix admin (XenApp 6/7) </text:p>
                  </text:list-item>
                  <text:list-item>
                    <text:p text:style-name="P5">WebSphere Specialist (IBM WebSphere Application Server) </text:p>
                  </text:list-item>
                </text:list>
              </text:list-item>
              <text:list-item>
                <text:p text:style-name="P5"><text:span text:style-name="T3">NOV 2006 - AUG 2012</text:span><text:span text:style-name="T4"> Systeem Specialist - KBC Global Services</text:span><text:line-break/>Automate installations and configurations of web application servers (IBM WebSphere Application Server, Internet Information Services, JBoss EWS, Apache Tomcat, Apache Http Server</text:p>
                <text:list>
                  <text:list-item>
                    <text:p text:style-name="P5">Creating frameworks for automatic configuration of the middlware solutions (Python/Jython) </text:p>
                  </text:list-item>
                  <text:list-item>
                    <text:p text:style-name="P5">Writing and maintaining procedures and documentation </text:p>
                  </text:list-item>
                  <text:list-item>
                    <text:p text:style-name="P5">Assist several customers with middleware topologies, taking into account things like volume, high availability and disaster recovery </text:p>
                  </text:list-item>
                  <text:list-item>
                    <text:p text:style-name="P5">Troubleshooting (pre-production and production) with logging and dynaTrace instrumentation </text:p>
                  </text:list-item>
                  <text:list-item>
                    <text:p text:style-name="P5">Tuning and assisting with performance tests </text:p>
                  </text:list-item>
                  <text:list-item>
                    <text:p text:style-name="P5">Creating and giving trainings </text:p>
                  </text:list-item>
                  <text:list-item>
                    <text:p text:style-name="P5"><text:soft-page-break/>Inform the organization of changes and new services </text:p>
                  </text:list-item>
                </text:list>
              </text:list-item>
              <text:list-item>
                <text:p text:style-name="P5"><text:span text:style-name="T3">FEB 2001 - OCT 2006</text:span> Technical consultant for Adelior Benelux<text:line-break/>Projects:</text:p>
                <text:list>
                  <text:list-item>
                    <text:p text:style-name="P5"><text:span text:style-name="T2">Latest</text:span><text:line-break/><text:span text:style-name="T4">NatStar</text:span>: Aanvraag Systeem Kredieten </text:p>
                  </text:list-item>
                  <text:list-item>
                    <text:p text:style-name="P5"><text:span text:style-name="T2">NOV 2004 - SEP 2005</text:span><text:line-break/><text:span text:style-name="T4">WebSphere Administration</text:span> at ING Belgium: WebSphere versions 4.0 and 5.1 clusters on Windows/Solaris/AIX; Automated installation and administration for WebSphere 5.1 using jacl, java code and/or wsadmin. Troubleshooting applications with HeapAnalyser and ThreadAnalyzer. </text:p>
                  </text:list-item>
                  <text:list-item>
                    <text:p text:style-name="P5"><text:span text:style-name="T2">SEP 2004 - OCT 2004</text:span>; <text:span text:style-name="T2">APR 2004</text:span><text:line-break/>Internal <text:span text:style-name="T4">Java</text:span> project: Timeregistration and project follow up application using struts and hibernate. The application runs on WebSphere 5/DB2 under Windows with a testenvironment on Tomcat/MySQL. The development environment was Eclipse and WSAD. </text:p>
                  </text:list-item>
                  <text:list-item>
                    <text:p text:style-name="P5"><text:span text:style-name="T2">AUG 2004</text:span><text:line-break/><text:span text:style-name="T4">NatStart</text:span> at SNS bank (NL): Adding Account Manager module to the "Bemiddelaars Informatie Systeem" client/server application. </text:p>
                  </text:list-item>
                  <text:list-item>
                    <text:p text:style-name="P5"><text:span text:style-name="T2">JUN 2004 - JUL 2004</text:span><text:line-break/><text:span text:style-name="T4">Java</text:span> project at Neckermann Shopping (NL): Switching the customer data part of the automatic ordering system (Ecombo) from Oracle (on AIX) to IDMS (using eXadas) on mainframe. The application runs under WebSphere 5 on AIX and uses EJB's to interface with the web frontend. </text:p>
                  </text:list-item>
                  <text:list-item>
                    <text:p text:style-name="P5"><text:span text:style-name="T2">MAY 2004</text:span><text:line-break/><text:span text:style-name="T4">NatStart</text:span> at SNS bank (NL): Changing the risk model on the "Consumptief Krediet Kantoren" client/server application. </text:p>
                  </text:list-item>
                  <text:list-item>
                    <text:p text:style-name="P5"><text:span text:style-name="T2">MAR 2001 - MAR 2004</text:span><text:line-break/>Parts II project at Toyota Motor Europe Marketing and Engineering (TMME). Parts II is a Windows/Mainframe/CICS/DB2 written in <text:span text:style-name="T4">NatStar</text:span> and cobol for the European stock management and ordering system of spare parts. Started as online (NatStar) developer in the Maintenance team. Gradually became backup for the online build manager. Since December 2001, team leader for the online team reponsible for assigning work to the team members, motivating them, making plannings, making technical analysises and guard the quality of the delivered work. </text:p>
                  </text:list-item>
                </text:list>
              </text:list-item>
              <text:list-item>
                <text:p text:style-name="P5"><text:span text:style-name="T3">JUN 2000 - JAN 2001</text:span> Full-time scientific personnel at the Centrum voor Landbouweconomie (CLE) [Center for Agricultural Economics], Belgian ministry of agriculture; <text:span text:style-name="T2">Publication:</text:span> "Technische en economische resultaten van de varkenshouderij op bedrijven uit het CLE-boekhoudnet (Boekjaar 1998-1999)" [Technical en economical results of pig keeping on farms from the CLE's accountancy net (year 1998-1999)] </text:p>
              </text:list-item>
              <text:list-item>
                <text:p text:style-name="P5"><text:span text:style-name="T3">NOV 1998 - APR 2000</text:span> Part-time (40%) scientific collaborator at the <text:a xlink:type="simple" xlink:href="http://www.kuleuven.ac.be/ucs/" text:style-name="Internet_20_link" text:visited-style-name="Visited_20_Internet_20_Link">University Centre of Statistics (U.C.S.)</text:a>, K.U.Leuven, Belgium; VESTAC project: Visualization of and Experimentation with STAtistical Concepts (Education Council K.U.Leuven); Writing web applets. </text:p>
              </text:list-item>
              <text:list-item>
                <text:p text:style-name="P6"><text:span text:style-name="T3">25 NOV 1999 - 25 DEC 1999</text:span> Extra part-time (+40%) scientific collaborator at the <text:a xlink:type="simple" xlink:href="http://www.kuleuven.ac.be/ucs/" text:style-name="Internet_20_link" text:visited-style-name="Visited_20_Internet_20_Link">University Centre of Statistics (U.C.S.)</text:a>, K.U.Leuven, Belgium; Statistical analyses. </text:p>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P3">Education &amp; Certification</text:p>
          </table:table-cell>
          <table:table-cell table:style-name="Tabel1.A1" office:value-type="string">
            <text:p text:style-name="P1"/>
          </table:table-cell>
          <table:table-cell table:style-name="Tabel1.A1" office:value-type="string">
            <text:p text:style-name="P1"/>
          </table:table-cell>
        </table:table-row>
        <text:soft-page-break/>
        <table:table-row>
          <table:table-cell table:style-name="Tabel1.B2" table:number-columns-spanned="2" office:value-type="string">
            <text:p text:style-name="Table_20_Contents"> </text:p>
          </table:table-cell>
          <table:covered-table-cell/>
          <table:table-cell table:style-name="Tabel1.B1" office:value-type="string">
            <text:p text:style-name="Table_20_Contents"> </text:p>
          </table:table-cell>
          <table:table-cell table:style-name="Tabel1.B2" table:number-columns-spanned="2" office:value-type="string">
            <text:p text:style-name="Table_20_Contents"> </text:p>
          </table:table-cell>
          <table:covered-table-cell/>
        </table:table-row>
        <table:table-row>
          <table:table-cell table:style-name="Tabel1.B2" table:number-columns-spanned="4" office:value-type="string">
            <text:list text:style-name="L2">
              <text:list-item>
                <text:p text:style-name="P7"><text:span text:style-name="T3">2024</text:span> O'Reilly: <text:span text:style-name="T2">AWS CDK - Beginner to Pro</text:span> </text:p>
              </text:list-item>
              <text:list-item>
                <text:p text:style-name="P7"><text:span text:style-name="T3">2024</text:span> O'Reilly: <text:span text:style-name="T2">Scrum Product Owner</text:span> </text:p>
              </text:list-item>
              <text:list-item>
                <text:p text:style-name="P7"><text:span text:style-name="T3">2023</text:span> O'Reilly: <text:span text:style-name="T2">Interactive Dashboards</text:span> </text:p>
              </text:list-item>
              <text:list-item>
                <text:p text:style-name="P7"><text:span text:style-name="T3">2020</text:span> Elastic: <text:span text:style-name="T2">Kibana Data and Ops Analyst</text:span> course. </text:p>
              </text:list-item>
              <text:list-item>
                <text:p text:style-name="P7"><text:span text:style-name="T3">2020</text:span> 365 Data Science: <text:span text:style-name="T2">Advanced Statistical Methods in Python</text:span> course. </text:p>
              </text:list-item>
              <text:list-item>
                <text:p text:style-name="P7"><text:span text:style-name="T3">2020</text:span> 365 Data Science: <text:span text:style-name="T2">SQL + Tableau</text:span> course. </text:p>
              </text:list-item>
              <text:list-item>
                <text:p text:style-name="P7"><text:span text:style-name="T3">2020</text:span> 365 Data Science: <text:span text:style-name="T2">Tableau</text:span> course. </text:p>
              </text:list-item>
              <text:list-item>
                <text:p text:style-name="P7"><text:span text:style-name="T3">2019</text:span> Cloudera: <text:span text:style-name="T2">HBase</text:span> training. </text:p>
              </text:list-item>
              <text:list-item>
                <text:p text:style-name="P7"><text:span text:style-name="T3">2018</text:span> RedHat: <text:span text:style-name="T2">DO407: Automation with Ansible</text:span> course. </text:p>
              </text:list-item>
              <text:list-item>
                <text:p text:style-name="P7"><text:span text:style-name="T3">2018</text:span> MongoDB University: <text:span text:style-name="T2">M102: MongoDB for DBAs</text:span> (<text:a xlink:type="simple" xlink:href="https://university.mongodb.com/course_completion/2ad15077-114b-4625-84b5-d4608e15" text:style-name="Internet_20_link" text:visited-style-name="Visited_20_Internet_20_Link">certificate</text:a>) </text:p>
              </text:list-item>
              <text:list-item>
                <text:p text:style-name="P7"><text:span text:style-name="T3">2018</text:span> MongoDB University: <text:span text:style-name="T2">M310: MongoDB Security</text:span> (<text:a xlink:type="simple" xlink:href="http://university.mongodb.com/course_completion/8f5c95b4-ecab-45cc-b9a4-2a9ad141" text:style-name="Internet_20_link" text:visited-style-name="Visited_20_Internet_20_Link">certificate</text:a>) </text:p>
              </text:list-item>
              <text:list-item>
                <text:p text:style-name="P7"><text:span text:style-name="T3">2018</text:span> MongoDB University: <text:span text:style-name="T2">M201: MongoDB Performance</text:span> (<text:a xlink:type="simple" xlink:href="http://university.mongodb.com/course_completion/5c1a4251-4be6-4413-a179-bf610d38" text:style-name="Internet_20_link" text:visited-style-name="Visited_20_Internet_20_Link">certificate</text:a>) </text:p>
              </text:list-item>
              <text:list-item>
                <text:p text:style-name="P7"><text:span text:style-name="T3">2018</text:span> MongoDB University: <text:span text:style-name="T2">M103: Basic Cluster Administration</text:span> (<text:a xlink:type="simple" xlink:href="http://university.mongodb.com/course_completion/d13d8c2e-cc48-4370-a306-a71970a5" text:style-name="Internet_20_link" text:visited-style-name="Visited_20_Internet_20_Link">certificate</text:a>) </text:p>
              </text:list-item>
              <text:list-item>
                <text:p text:style-name="P7"><text:span text:style-name="T3">2018</text:span> MongoDB University: <text:span text:style-name="T2">M001: Mongo Basics</text:span> (<text:a xlink:type="simple" xlink:href="http://university.mongodb.com/course_completion/5ef1aad8-d1f7-49d2-8a25-e1111a20" text:style-name="Internet_20_link" text:visited-style-name="Visited_20_Internet_20_Link">certificate</text:a>) </text:p>
              </text:list-item>
              <text:list-item>
                <text:p text:style-name="P7"><text:span text:style-name="T3">2017</text:span> <text:span text:style-name="T2">LFS151.x: Introduction to Cloud Infrastructure Technologies</text:span> (<text:a xlink:type="simple" xlink:href="https://courses.edx.org/certificates/216def9d41db4e8bb5ddde73da88073d" text:style-name="Internet_20_link" text:visited-style-name="Visited_20_Internet_20_Link">edX certificate</text:a>) </text:p>
              </text:list-item>
              <text:list-item>
                <text:p text:style-name="P7"><text:span text:style-name="T3">2017</text:span> <text:span text:style-name="T2">WEBSECx: Web Security Fundamentals</text:span> (<text:a xlink:type="simple" xlink:href="https://courses.edx.org/certificates/9d44748d25b042d4ba2acc33e4ee31df" text:style-name="Internet_20_link" text:visited-style-name="Visited_20_Internet_20_Link">edX certificate</text:a>) </text:p>
              </text:list-item>
              <text:list-item>
                <text:p text:style-name="P7"><text:span text:style-name="T3">2017</text:span> Elastic: <text:span text:style-name="T2">X-pack Machine Learning</text:span> presentation. </text:p>
              </text:list-item>
              <text:list-item>
                <text:p text:style-name="P7"><text:span text:style-name="T3">2016</text:span> <text:span text:style-name="T2">Getting Started with PowerShell 3.0 Jump Start</text:span> </text:p>
              </text:list-item>
              <text:list-item>
                <text:p text:style-name="P7"><text:span text:style-name="T3">2015</text:span> <text:span text:style-name="T2">DAT203x: Data Science and Machine Learning Essentials</text:span> (<text:a xlink:type="simple" xlink:href="https://courses.edx.org/certificates/user/8306985/course/course-v1:Microsoft+DAT203x+1T2016" text:style-name="Internet_20_link" text:visited-style-name="Visited_20_Internet_20_Link">edX certificate</text:a>) </text:p>
              </text:list-item>
              <text:list-item>
                <text:p text:style-name="P7"><text:span text:style-name="T3">2013</text:span> <text:span text:style-name="T2">ITIL certified</text:span> </text:p>
              </text:list-item>
              <text:list-item>
                <text:p text:style-name="P7"><text:span text:style-name="T3">2011</text:span> <text:span text:style-name="T2">dynaTrace certified</text:span> </text:p>
              </text:list-item>
              <text:list-item>
                <text:p text:style-name="P7"><text:span text:style-name="T3">2010</text:span> <text:span text:style-name="T2">Novell Certified Linux Administrator (CLA)</text:span> </text:p>
              </text:list-item>
              <text:list-item>
                <text:p text:style-name="P7"><text:span text:style-name="T3">2008</text:span> Certificate from the University of Ghent: <text:span text:style-name="T2">ICT Software &amp; Data processing - Part I: The hardware-software interface </text:span></text:p>
              </text:list-item>
              <text:list-item>
                <text:p text:style-name="P8"><text:span text:style-name="T4">2006</text:span> Linux Professional Institute certified: Junior Level Administration (LPIC-1) <text:span text:style-name="T5">[LPI ID: LPI000100756]</text:span> </text:p>
              </text:list-item>
              <text:list-item>
                <text:p text:style-name="P8"><text:span text:style-name="T4">2005</text:span> BLOSO certified volleyball trainer level C (Volleybal Initiator) </text:p>
              </text:list-item>
              <text:list-item>
                <text:p text:style-name="P8"><text:span text:style-name="T4">2004</text:span> IBM Certified Associate Developer WebSphere Studio V5.0 </text:p>
              </text:list-item>
              <text:list-item>
                <text:p text:style-name="P7"><text:span text:style-name="T3">1998-2000</text:span><text:span text:style-name="T2"> Master of statistics at the </text:span><text:a xlink:type="simple" xlink:href="http://www.kuleuven.ac.be/ucs/" text:style-name="Internet_20_link" text:visited-style-name="Visited_20_Internet_20_Link"><text:span text:style-name="T2">University Centre of Statistics (U.C.S.)</text:span></text:a><text:span text:style-name="T2">, K.U.Leuven, Belgium; English program; Paper: "Risk factors in Sudden Infant Death Syndrome (SIDS)"; Graduated magna cum laude. </text:span></text:p>
              </text:list-item>
              <text:list-item>
                <text:p text:style-name="P7"><text:span text:style-name="T3">1993-1998</text:span><text:span text:style-name="T2"> Master of engineering at the </text:span><text:a xlink:type="simple" xlink:href="http://www.agr.kuleuven.ac.be/" text:style-name="Internet_20_link" text:visited-style-name="Visited_20_Internet_20_Link"><text:span text:style-name="T2">faculty of agricultural and applied biological sciences</text:span></text:a><text:span text:style-name="T2">, K.U.Leuven; Major in stockbreeding, minor cellular and genetic biotechnology; Paper: "Fokstrategieën voor de zeldzame Belgische schapenrassen."[Breeding strategies for the Belgian rare breeds of sheep]; Graduated cum laude. </text:span></text:p>
              </text:list-item>
              <text:list-item>
                <text:p text:style-name="P8"><text:span text:style-name="T4">1986-1993</text:span> ASO mathematics/sciences, Sint-Albertuscollege Haasrode, Heverlee, Belgium </text:p>
              </text:list-item>
              <text:list-item>
                <text:p text:style-name="P8"><text:span text:style-name="T4">Extra Courses</text:span> </text:p>
                <text:list>
                  <text:list-item>
                    <text:p text:style-name="P8">2012, Citrix XenApp </text:p>
                  </text:list-item>
                  <text:list-item>
                    <text:p text:style-name="P8">2004, Java Components &amp; Frameworks (Log4j, Apache Commons, JSP/Servlet, Struts, Spring, IoC, Hibernate, ...) </text:p>
                  </text:list-item>
                  <text:list-item>
                    <text:p text:style-name="P8">2003, AUGEO 5: project and resource management </text:p>
                  </text:list-item>
                  <text:list-item>
                    <text:p text:style-name="P8">2002, Portals Training: Mediapps NetPortal, Weblogic and WebSphere portal </text:p>
                  </text:list-item>
                  <text:list-item>
                    <text:p text:style-name="P8">2002, Unified Process Fundamentals training </text:p>
                  </text:list-item>
                  <text:list-item>
                    <text:p text:style-name="P8">2002, Introduction to AdvancedWeb, NetPortal and OpenMarket </text:p>
                  </text:list-item>
                  <text:list-item>
                    <text:p text:style-name="P8">2002, Introduction to UML </text:p>
                  </text:list-item>
                  <text:list-item>
                    <text:p text:style-name="P8">2001, Advanced EJB and WebSphere programming at IBM </text:p>
                  </text:list-item>
                  <text:list-item>
                    <text:p text:style-name="P8">2001, NatStar course at Cognicase Benelux </text:p>
                  </text:list-item>
                  <text:list-item>
                    <text:p text:style-name="P9">1998, Java course at K.U.Leuven </text:p>
                  </text:list-item>
                </text:list>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ext:soft-page-break/>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row>
        <table:table-row>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cell table:style-name="Tabel1.B1" office:value-type="string">
            <text:p text:style-name="P3">IT skills</text:p>
          </table:table-cell>
          <table:table-cell table:style-name="Tabel1.A1" office:value-type="string">
            <text:p text:style-name="P1"/>
          </table:table-cell>
        </table:table-row>
        <table:table-row>
          <table:table-cell table:style-name="Tabel1.B2" table:number-columns-spanned="3" office:value-type="string">
            <text:p text:style-name="Table_20_Contents"> </text:p>
          </table:table-cell>
          <table:covered-table-cell/>
          <table:covered-table-cell/>
          <table:table-cell table:style-name="Tabel1.B1" office:value-type="string">
            <text:p text:style-name="Table_20_Contents"> </text:p>
          </table:table-cell>
          <table:table-cell table:style-name="Tabel1.B2" office:value-type="string">
            <text:p text:style-name="Table_20_Contents"> </text:p>
          </table:table-cell>
        </table:table-row>
        <table:table-row>
          <table:table-cell table:style-name="Tabel1.B2" table:number-columns-spanned="4" office:value-type="string">
            <text:p text:style-name="Table_20_Contents"> </text:p>
            <table:table table:name="Tabel2" table:style-name="Tabel2">
              <table:table-column table:style-name="Tabel2.A"/>
              <table:table-column table:style-name="Tabel2.B"/>
              <table:table-column table:style-name="Tabel2.C"/>
              <table:table-row>
                <table:table-cell table:style-name="Tabel2.A1" table:number-columns-spanned="3" office:value-type="string">
                  <text:p text:style-name="Table_20_Contents"> </text:p>
                </table:table-cell>
                <table:covered-table-cell/>
                <table:covered-table-cell/>
              </table:table-row>
              <table:table-row>
                <table:table-cell table:style-name="Tabel2.A2" table:number-columns-spanned="3" office:value-type="string">
                  <text:p text:style-name="Table_20_Contents"> <text:span text:style-name="T4">Automate &amp; Document</text:span> </text:p>
                </table:table-cell>
                <table:covered-table-cell/>
                <table:covered-table-cell/>
              </table:table-row>
              <table:table-row>
                <table:table-cell table:style-name="Tabel2.A2" office:value-type="string">
                  <text:p text:style-name="Table_20_Contents"> </text:p>
                </table:table-cell>
                <table:table-cell table:style-name="Tabel2.A1" office:value-type="string">
                  <text:list text:style-name="L3">
                    <text:list-item>
                      <text:p text:style-name="P10">The 'desired state' model of Ansible I find a strong principle. Ansible Tower is a nice layer around it taking care of structure and authorizations. Writing playbooks, roles and modules (Python) is satifying. </text:p>
                    </text:list-item>
                    <text:list-item>
                      <text:p text:style-name="P10">Documenting setups and procedures in different setups: wiki, documents, presentations, ... for handover to myself, colleagues, an offshore team or consumers of our assets. </text:p>
                    </text:list-item>
                    <text:list-item>
                      <text:p text:style-name="P10">Automizing installations: from a simple single script to automate the boring stuff to an entire framework. </text:p>
                    </text:list-item>
                    <text:list-item>
                      <text:p text:style-name="P10">Creating pipelines for deployment package creation. </text:p>
                    </text:list-item>
                    <text:list-item>
                      <text:p text:style-name="P10">Pytest is a very well thought out testing framework, not only for Python. </text:p>
                    </text:list-item>
                    <text:list-item>
                      <text:p text:style-name="P10">Building monitoring scripts: is it up?, will the certificate expire soon?, is it healthy?, is it responsive?, unusual behaviour?, ... </text:p>
                    </text:list-item>
                    <text:list-item>
                      <text:p text:style-name="P10">Spreading knowledge by giving presentations and courses. </text:p>
                    </text:list-item>
                    <text:list-item>
                      <text:p text:style-name="P10">Raspberry Pi projects for monitoring the environment (light, dust, ...), backups and monitoring. </text:p>
                    </text:list-item>
                    <text:list-item>
                      <text:p text:style-name="P10">Automatic backups of documents from Windows/Linux/MacOS end user machines. </text:p>
                    </text:list-item>
                    <text:list-item>
                      <text:p text:style-name="P11">Experimenting with infrastucture as code with vagrant on virtual machines or on the cloud (DigitalOcean). </text:p>
                    </text:list-item>
                  </text:list>
                </table:table-cell>
                <table:table-cell table:style-name="Tabel2.A2" office:value-type="string">
                  <text:p text:style-name="Table_20_Contents"> </text:p>
                </table:table-cell>
              </table:table-row>
              <table:table-row>
                <table:table-cell table:style-name="Tabel2.A1" table:number-columns-spanned="3" office:value-type="string">
                  <text:p text:style-name="Table_20_Contents"> </text:p>
                </table:table-cell>
                <table:covered-table-cell/>
                <table:covered-table-cell/>
              </table:table-row>
              <table:table-row>
                <table:table-cell table:style-name="Tabel2.A2" table:number-columns-spanned="3" office:value-type="string">
                  <text:p text:style-name="Table_20_Contents"> <text:span text:style-name="T4">Technology Environments</text:span> </text:p>
                </table:table-cell>
                <table:covered-table-cell/>
                <table:covered-table-cell/>
              </table:table-row>
              <table:table-row>
                <table:table-cell table:style-name="Tabel2.A2" office:value-type="string">
                  <text:p text:style-name="Table_20_Contents"> </text:p>
                </table:table-cell>
                <table:table-cell table:style-name="Tabel2.A1" office:value-type="string">
                  <text:list text:style-name="L4">
                    <text:list-item>
                      <text:p text:style-name="P12">AWS automation: from Terraform/Terragrunt to CDK. </text:p>
                    </text:list-item>
                    <text:list-item>
                      <text:p text:style-name="P12">CI/CD with Jenkins. </text:p>
                    </text:list-item>
                    <text:list-item>
                      <text:p text:style-name="P12">Atlassion Jira </text:p>
                    </text:list-item>
                    <text:list-item>
                      <text:p text:style-name="P12">Xymon lightweight monitoring. </text:p>
                    </text:list-item>
                    <text:list-item>
                      <text:p text:style-name="P12">Install&amp;Conf: Elasticsearch / Logstash / Kibana stack with X-pack with authentication on AD. </text:p>
                    </text:list-item>
                    <text:list-item>
                      <text:p text:style-name="P12">Raspberry Pi </text:p>
                    </text:list-item>
                    <text:list-item>
                      <text:p text:style-name="P12">Install&amp;Conf: Subversion with authentication on AD. </text:p>
                    </text:list-item>
                    <text:list-item>
                      <text:p text:style-name="P12">Multitier application: Windows - CICS - Mainframe - DB2 (NatStar) </text:p>
                    </text:list-item>
                    <text:list-item>
                      <text:p text:style-name="P12">Multitier application: Windows - TP - Windows - Sybase (NatStar) </text:p>
                    </text:list-item>
                    <text:list-item>
                      <text:p text:style-name="P12">Backend application: EJB - WebSphere - Oracle/IDMS (java) </text:p>
                    </text:list-item>
                    <text:list-item>
                      <text:p text:style-name="P12">Web sites &amp; web applications</text:p>
                      <text:list>
                        <text:list-item>
                          <text:p text:style-name="P12">using static site generators </text:p>
                        </text:list-item>
                        <text:list-item>
                          <text:p text:style-name="P12">using Bootstrap </text:p>
                        </text:list-item>
                        <text:list-item>
                          <text:p text:style-name="P12">using plain html/javascipt </text:p>
                        </text:list-item>
                        <text:list-item>
                          <text:p text:style-name="P12">using php and MySQL </text:p>
                        </text:list-item>
                        <text:list-item>
                          <text:p text:style-name="P13">using JSP/Servlets/Struts/Hibernate/MySQL/DB2 </text:p>
                        </text:list-item>
                      </text:list>
                    </text:list-item>
                  </text:list>
                </table:table-cell>
                <table:table-cell table:style-name="Tabel2.A2" office:value-type="string">
                  <text:p text:style-name="Table_20_Contents"> </text:p>
                </table:table-cell>
              </table:table-row>
              <table:table-row>
                <table:table-cell table:style-name="Tabel2.A1" table:number-columns-spanned="3" office:value-type="string">
                  <text:p text:style-name="Table_20_Contents"> </text:p>
                </table:table-cell>
                <table:covered-table-cell/>
                <table:covered-table-cell/>
              </table:table-row>
              <table:table-row>
                <table:table-cell table:style-name="Tabel2.A2" table:number-columns-spanned="3" office:value-type="string">
                  <text:p text:style-name="Table_20_Contents"> <text:span text:style-name="T4">Programming Languages &amp; Development Tools</text:span> </text:p>
                </table:table-cell>
                <table:covered-table-cell/>
                <table:covered-table-cell/>
              </table:table-row>
              <table:table-row>
                <table:table-cell table:style-name="Tabel2.A2" office:value-type="string">
                  <text:p text:style-name="Table_20_Contents"> </text:p>
                </table:table-cell>
                <table:table-cell table:style-name="Tabel2.A1" office:value-type="string">
                  <text:list text:style-name="L5">
                    <text:list-item>
                      <text:p text:style-name="P14">BI tools: Tableau, Power BI, Superset </text:p>
                    </text:list-item>
                    <text:list-item>
                      <text:p text:style-name="P14"><text:soft-page-break/>Orchestration tools: Airflow, Dagster </text:p>
                    </text:list-item>
                    <text:list-item>
                      <text:p text:style-name="P14">Python(3) programmeren/scripten (SQLAlchemy, PonyORM, pymongo, Airflow, Dagster, ...) met Pip(x)/Poetry, Pytest en coverage, Pylint/Ruff, Black, Mypy, ... </text:p>
                    </text:list-item>
                    <text:list-item>
                      <text:p text:style-name="P14">Databases: sqlite, Postgresql, MySQL/MariaDB, MS SQL, DB2 </text:p>
                    </text:list-item>
                    <text:list-item>
                      <text:p text:style-name="P14">Java (POJO, </text:p>
                    </text:list-item>
                    <text:list-item>
                      <text:p text:style-name="P14">Python (3) programming/scripting (shelve, sqlite, PonyORM, pymongo, http server, tkinter, Xymon, ...) with Pytest and coverage, jython </text:p>
                    </text:list-item>
                    <text:list-item>
                      <text:p text:style-name="P14">Java (POJO, JEE, Hibernate) </text:p>
                    </text:list-item>
                    <text:list-item>
                      <text:p text:style-name="P14">Perl </text:p>
                    </text:list-item>
                    <text:list-item>
                      <text:p text:style-name="P14">PHP </text:p>
                    </text:list-item>
                    <text:list-item>
                      <text:p text:style-name="P14">NCL (NatStar/NatWeb) </text:p>
                    </text:list-item>
                    <text:list-item>
                      <text:p text:style-name="P14">Visual Basic, GWBasic </text:p>
                    </text:list-item>
                    <text:list-item>
                      <text:p text:style-name="P14">Basic C </text:p>
                    </text:list-item>
                    <text:list-item>
                      <text:p text:style-name="P14">Shell scripting (ksh, bash, dos) </text:p>
                    </text:list-item>
                    <text:list-item>
                      <text:p text:style-name="P14">(Turbo) Pascal </text:p>
                    </text:list-item>
                    <text:list-item>
                      <text:p text:style-name="P14">HTML, JavaScript </text:p>
                    </text:list-item>
                    <text:list-item>
                      <text:p text:style-name="P15">Versioning systems: git, CVS, Subversion, ClearCase, NSAConfig </text:p>
                    </text:list-item>
                  </text:list>
                </table:table-cell>
                <table:table-cell table:style-name="Tabel2.A2" office:value-type="string">
                  <text:p text:style-name="Table_20_Contents"> </text:p>
                </table:table-cell>
              </table:table-row>
              <table:table-row>
                <table:table-cell table:style-name="Tabel2.A1" table:number-columns-spanned="3" office:value-type="string">
                  <text:p text:style-name="Table_20_Contents"> </text:p>
                </table:table-cell>
                <table:covered-table-cell/>
                <table:covered-table-cell/>
              </table:table-row>
            </table:table>
            <text:p text:style-name="Table_20_Contents"/>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B1" office:value-type="string">
            <text:p text:style-name="P3">Languages</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B2" office:value-type="string">
            <text:p text:style-name="Table_20_Contents"> </text:p>
          </table:table-cell>
          <table:table-cell table:style-name="Tabel1.B1" office:value-type="string">
            <text:p text:style-name="Table_20_Contents"> </text:p>
          </table:table-cell>
          <table:table-cell table:style-name="Tabel1.B2" table:number-columns-spanned="3" office:value-type="string">
            <text:p text:style-name="Table_20_Contents"> </text:p>
          </table:table-cell>
          <table:covered-table-cell/>
          <table:covered-table-cell/>
        </table:table-row>
        <table:table-row>
          <table:table-cell table:style-name="Tabel1.B2" table:number-columns-spanned="4" office:value-type="string">
            <text:list text:style-name="L6">
              <text:list-item>
                <text:p text:style-name="P16"><text:span text:style-name="T6">Dutch</text:span> as native language </text:p>
              </text:list-item>
              <text:list-item>
                <text:p text:style-name="P16">Excellent in <text:span text:style-name="T6">English</text:span> </text:p>
              </text:list-item>
              <text:list-item>
                <text:p text:style-name="P16">Very good in understanding written and spoken <text:span text:style-name="T6">French</text:span>, moderate in writing, good in speaking </text:p>
              </text:list-item>
              <text:list-item>
                <text:p text:style-name="P17">Good in understanding written and spoken <text:span text:style-name="T6">German</text:span>, far less in writing and speaking </text:p>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P3">Hobbies &amp; Interests</text:p>
          </table:table-cell>
          <table:table-cell table:style-name="Tabel1.A1" office:value-type="string">
            <text:p text:style-name="P1"/>
          </table:table-cell>
          <table:table-cell table:style-name="Tabel1.A1" office:value-type="string">
            <text:p text:style-name="P1"/>
          </table:table-cell>
        </table:table-row>
        <table:table-row>
          <table:table-cell table:style-name="Tabel1.B2" table:number-columns-spanned="2" office:value-type="string">
            <text:p text:style-name="Table_20_Contents"> </text:p>
          </table:table-cell>
          <table:covered-table-cell/>
          <table:table-cell table:style-name="Tabel1.B1" office:value-type="string">
            <text:p text:style-name="Table_20_Contents"> </text:p>
          </table:table-cell>
          <table:table-cell table:style-name="Tabel1.B2" table:number-columns-spanned="2" office:value-type="string">
            <text:p text:style-name="Table_20_Contents"> </text:p>
          </table:table-cell>
          <table:covered-table-cell/>
        </table:table-row>
        <table:table-row>
          <table:table-cell table:style-name="Tabel1.B2" table:number-columns-spanned="4" office:value-type="string">
            <text:list text:style-name="L7">
              <text:list-item>
                <text:p text:style-name="P18">Volleyball player; Until season 2004/2005 trainer of the amateur team CME. Season 2007-2010 trainer of the ladies recreational team of Vollek. </text:p>
              </text:list-item>
              <text:list-item>
                <text:p text:style-name="P18">Until 2004 football (soccer) player at VK Heuvel-lo </text:p>
              </text:list-item>
              <text:list-item>
                <text:p text:style-name="P18">Since 1992 active in the JeKa. JeKa is aimed at the youth (age 12-18) of the local community. </text:p>
              </text:list-item>
              <text:list-item>
                <text:p text:style-name="P18">Was an active member of Verzetje, the pastoral youth team of the federation Herent. </text:p>
              </text:list-item>
              <text:list-item>
                <text:p text:style-name="P18">Participant and collaborator at Tentenkamp from 1999 until 2006. </text:p>
              </text:list-item>
              <text:list-item>
                <text:p text:style-name="P18">Member of the Belgian Budgerigar Club (<text:a xlink:type="simple" xlink:href="http://www.bgc-nationaal.be/" text:style-name="Internet_20_link" text:visited-style-name="Visited_20_Internet_20_Link">Belgische Grasparkieten Club</text:a>). </text:p>
              </text:list-item>
              <text:list-item>
                <text:p text:style-name="P19">Member of the Belgian Foundation Living Heritige (<text:a xlink:type="simple" xlink:href="http://www.sle.be/" text:style-name="Internet_20_link" text:visited-style-name="Visited_20_Internet_20_Link">Steunpunt Levend Erfgoed</text:a>). </text:p>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r. Bert Raeymaekers</dc:title>
    <meta:initial-creator>Bert Reaymaekers</meta:initial-creator>
    <dc:date>2024-04-09T17:58:34.114351011</dc:date>
    <meta:editing-duration>PT27S</meta:editing-duration>
    <meta:editing-cycles>1</meta:editing-cycles>
    <meta:document-statistic meta:table-count="2" meta:image-count="0" meta:object-count="0" meta:page-count="6" meta:paragraph-count="188" meta:word-count="1576" meta:character-count="10944" meta:non-whitespace-character-count="9459"/>
    <meta:generator>LibreOffice/7.4.7.2$Linux_X86_64 LibreOffice_project/40$Build-2</meta:generator>
  </office:meta>
</office:document-meta>
</file>